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EPP 10x4,7" table:style-name="ta1">
        <table:shapes>
          <draw:frame draw:z-index="0" draw:style-name="gr1" svg:width="15.999cm" svg:height="8.999cm" svg:x="0.83cm" svg:y="3.871cm">
            <draw:object draw:notify-on-update-of-ranges="'EPP 10x4,7'.A1:'EPP 10x4,7'.A1 'EPP 10x4,7'.A2:'EPP 10x4,7'.A9 'EPP 10x4,7'.B1:'EPP 10x4,7'.B1 'EPP 10x4,7'.B2:'EPP 10x4,7'.B9 'EPP 10x4,7'.A1:'EPP 10x4,7'.A1 'EPP 10x4,7'.A2:'EPP 10x4,7'.A9 'EPP 10x4,7'.C1:'EPP 10x4,7'.C1 'EPP 10x4,7'.C2:'EPP 10x4,7'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>
            <text:p>Drehzahl</text:p>
          </table:table-cell>
          <table:table-cell office:value-type="string">
            <text:p>Schub</text:p>
          </table:table-cell>
          <table:table-cell office:value-type="string">
            <text:p>Modell (quadratisch)</text:p>
          </table:table-cell>
          <table:table-cell office:value-type="string">
            <text:p>Faktor</text:p>
          </table:table-cell>
          <table:table-cell office:value-type="string">
            <text:p>Modellfehler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$D$2]*[.A2]^2" office:value-type="float" office:value="0">
            <text:p>0</text:p>
          </table:table-cell>
          <table:table-cell table:formula="of:=0.0000192" office:value-type="float" office:value="0.0000192">
            <text:p>0,000019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table:formula="of:=[.$D$2]*[.A3]^2" office:value-type="float" office:value="19.2">
            <text:p>19,2</text:p>
          </table:table-cell>
          <table:table-cell/>
          <table:table-cell table:formula="of:=([.C3]-[.B3])/[.B3]" office:value-type="percentage" office:value="0.28">
            <text:p>28,00%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table:formula="of:=[.$D$2]*[.A4]^2" office:value-type="float" office:value="76.8">
            <text:p>76,8</text:p>
          </table:table-cell>
          <table:table-cell/>
          <table:table-cell table:formula="of:=([.C4]-[.B4])/[.B4]" office:value-type="percentage" office:value="0.0971428571428571">
            <text:p>9,71%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5">
            <text:p>155</text:p>
          </table:table-cell>
          <table:table-cell table:formula="of:=[.$D$2]*[.A5]^2" office:value-type="float" office:value="172.8">
            <text:p>172,8</text:p>
          </table:table-cell>
          <table:table-cell/>
          <table:table-cell table:formula="of:=([.C5]-[.B5])/[.B5]" office:value-type="percentage" office:value="0.114838709677419">
            <text:p>11,48%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80">
            <text:p>280</text:p>
          </table:table-cell>
          <table:table-cell table:formula="of:=[.$D$2]*[.A6]^2" office:value-type="float" office:value="307.2">
            <text:p>307,2</text:p>
          </table:table-cell>
          <table:table-cell/>
          <table:table-cell table:formula="of:=([.C6]-[.B6])/[.B6]" office:value-type="percentage" office:value="0.0971428571428571">
            <text:p>9,71%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75">
            <text:p>475</text:p>
          </table:table-cell>
          <table:table-cell table:formula="of:=[.$D$2]*[.A7]^2" office:value-type="float" office:value="480">
            <text:p>480</text:p>
          </table:table-cell>
          <table:table-cell/>
          <table:table-cell table:formula="of:=([.C7]-[.B7])/[.B7]" office:value-type="percentage" office:value="0.0105263157894737">
            <text:p>1,05%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5">
            <text:p>675</text:p>
          </table:table-cell>
          <table:table-cell table:formula="of:=[.$D$2]*[.A8]^2" office:value-type="float" office:value="691.2">
            <text:p>691,2</text:p>
          </table:table-cell>
          <table:table-cell/>
          <table:table-cell table:formula="of:=([.C8]-[.B8])/[.B8]" office:value-type="percentage" office:value="0.0239999999999999">
            <text:p>2,40%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0">
            <text:p>940</text:p>
          </table:table-cell>
          <table:table-cell table:formula="of:=[.$D$2]*[.A9]^2" office:value-type="float" office:value="940.8">
            <text:p>940,8</text:p>
          </table:table-cell>
          <table:table-cell/>
          <table:table-cell table:formula="of:=([.C9]-[.B9])/[.B9]" office:value-type="percentage" office:value="0.000851063829787186">
            <text:p>0,09%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9:08:06</meta:creation-date>
    <dc:date>2012-10-23T21:17:08</dc:date>
    <meta:editing-duration>PT1H22M9S</meta:editing-duration>
    <meta:editing-cycles>2</meta:editing-cycles>
    <meta:generator>LibreOffice/3.6$MacOSX_x86 LibreOffice_project/da8c1e6-fd468f4-454e206-f42a4a9-143cfd</meta:generator>
    <meta:print-date>2012-10-23T21:10:33</meta:print-date>
    <meta:document-statistic meta:table-count="1" meta:cell-count="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48cm" svg:y="3.97cm" style:legend-expansion="high" chart:style-name="ch2"/>
        <chart:plot-area chart:style-name="ch3" table:cell-range-address="'EPP 10x4,7'.A1:'EPP 10x4,7'.C9" chart:data-source-has-labels="row" svg:x="1.318cm" svg:y="0.855cm" svg:width="9.49cm" svg:height="6.997cm">
          <chartooo:coordinate-region svg:x="2.349cm" svg:y="1.045cm" svg:width="8.067cm" svg:height="6.178cm"/>
          <chart:axis chart:dimension="x" chart:name="primary-x" chart:style-name="ch4">
            <chart:title svg:x="4.747cm" svg:y="8.033cm" chart:style-name="ch5">
              <text:p>Drehzahl in U/min</text:p>
            </chart:title>
          </chart:axis>
          <chart:axis chart:dimension="y" chart:name="primary-y" chart:style-name="ch4">
            <chart:title svg:x="0.451cm" svg:y="5.602cm" chart:style-name="ch6">
              <text:p>Schub in Gramm</text:p>
            </chart:title>
            <chart:grid chart:style-name="ch7" chart:class="major"/>
          </chart:axis>
          <chart:series chart:style-name="ch8" chart:values-cell-range-address="'EPP 10x4,7'.B2:'EPP 10x4,7'.B9" chart:label-cell-address="'EPP 10x4,7'.B1:'EPP 10x4,7'.B1" chart:class="chart:scatter">
            <chart:domain table:cell-range-address="'EPP 10x4,7'.A2:'EPP 10x4,7'.A9"/>
            <chart:data-point chart:repeated="8"/>
          </chart:series>
          <chart:series chart:style-name="ch9" chart:values-cell-range-address="'EPP 10x4,7'.C2:'EPP 10x4,7'.C9" chart:label-cell-address="'EPP 10x4,7'.C1:'EPP 10x4,7'.C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chub</text:p>
                <draw:g>
                  <svg:desc>'EPP 10x4,7'.B1:'EPP 10x4,7'.B1</svg:desc>
                </draw:g>
              </table:table-cell>
              <table:table-cell office:value-type="string">
                <text:p>Modell (quadratisch)</text:p>
                <draw:g>
                  <svg:desc>'EPP 10x4,7'.C1:'EPP 10x4,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PP 10x4,7'.A2:'EPP 10x4,7'.A9</svg:desc>
                </draw:g>
              </table:table-cell>
              <table:table-cell office:value-type="float" office:value="0">
                <text:p>0</text:p>
                <draw:g>
                  <svg:desc>'EPP 10x4,7'.B2:'EPP 10x4,7'.B9</svg:desc>
                </draw:g>
              </table:table-cell>
              <table:table-cell office:value-type="float" office:value="0">
                <text:p>0</text:p>
                <draw:g>
                  <svg:desc>'EPP 10x4,7'.C2:'EPP 10x4,7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70">
                <text:p>70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55">
                <text:p>155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280">
                <text:p>280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75">
                <text:p>47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675">
                <text:p>675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40">
                <text:p>940</text:p>
              </table:table-cell>
              <table:table-cell office:value-type="float" office:value="940.8">
                <text:p>94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